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office:value-type="string">
            <text:p>Időpont</text:p>
          </table:table-cell>
          <table:table-cell office:value-type="string">
            <text:p>Esemény</text:p>
          </table:table-cell>
        </table:table-row>
        <table:table-row table:style-name="ro1">
          <table:table-cell table:formula="of:=[.B2]-[.B3]" office:value-type="time" office:time-value="PT00H35M00S">
            <text:p>00:35:00</text:p>
          </table:table-cell>
          <table:table-cell office:value-type="date" office:date-value="2018-05-25T00:30:00">
            <text:p>18-05-25 00:30</text:p>
          </table:table-cell>
          <table:table-cell office:value-type="string">
            <text:p>Git Repo létrehozása</text:p>
          </table:table-cell>
        </table:table-row>
        <table:table-row table:style-name="ro1">
          <table:table-cell/>
          <table:table-cell office:value-type="date" office:date-value="2018-05-24T23:55:00">
            <text:p>18-05-24 23:55</text:p>
          </table:table-cell>
          <table:table-cell office:value-type="string">
            <text:p>Indulá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018.05.25</text:date>, <text:time>00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0S</meta:editing-duration>
    <meta:editing-cycles>3</meta:editing-cycles>
    <meta:generator>OpenOffice/4.1.5$Win32 OpenOffice.org_project/415m1$Build-9789</meta:generator>
    <dc:date>2018-05-25T00:32:52.90</dc:date>
    <dc:creator>István Závorszky</dc:cre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